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-3.794cm" fo:margin-top="0.494cm" fo:margin-bottom="0.494cm" loext:contextual-spacing="false" fo:orphans="0" fo:widows="0" fo:text-indent="0cm" style:auto-text-indent="false" style:text-autospace="none"/>
      <style:text-properties fo:color="#000000" style:font-name="Times New Roman" fo:font-size="12pt" fo:font-weight="normal" officeooo:rsid="0013b324" officeooo:paragraph-rsid="0013b324" style:font-size-asian="12pt" style:font-weight-asian="normal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-3.794cm" fo:margin-top="0.494cm" fo:margin-bottom="0.494cm" loext:contextual-spacing="false" fo:text-indent="0cm" style:auto-text-indent="false"/>
      <style:text-properties fo:color="#000000" style:font-name="Times New Roman" fo:font-size="11pt" fo:font-weight="bold" officeooo:rsid="0010e7ea" officeooo:paragraph-rsid="0010e7ea" style:font-size-asian="11pt" style:font-weight-asian="bold" style:font-size-complex="11pt"/>
    </style:style>
    <style:style style:name="P3" style:family="paragraph" style:parent-style-name="Standard">
      <style:paragraph-properties fo:margin-left="0cm" fo:margin-right="-3.794cm" fo:margin-top="0.494cm" fo:margin-bottom="0.494cm" loext:contextual-spacing="false" fo:text-indent="0cm" style:auto-text-indent="false"/>
      <style:text-properties fo:color="#000000" style:font-name="Times New Roman" fo:font-size="11pt" fo:font-weight="normal" officeooo:rsid="0013b324" officeooo:paragraph-rsid="0013b324" style:font-size-asian="11pt" style:font-weight-asian="normal" style:font-name-complex="Arial" style:font-size-complex="11pt" style:font-weight-complex="bold"/>
    </style:style>
    <style:style style:name="P4" style:family="paragraph" style:parent-style-name="Standard">
      <style:paragraph-properties fo:margin-left="0cm" fo:margin-right="-3.794cm" fo:margin-top="0.494cm" fo:margin-bottom="0.494cm" loext:contextual-spacing="false" fo:orphans="0" fo:widows="0" fo:text-indent="0cm" style:auto-text-indent="false" style:text-autospace="none"/>
      <style:text-properties fo:color="#000000" style:font-name="Times New Roman" fo:font-size="11pt" fo:font-weight="normal" officeooo:rsid="0010e7ea" officeooo:paragraph-rsid="00129701" style:font-size-asian="11pt" style:font-weight-asian="normal" style:font-name-complex="Arial" style:font-size-complex="11pt" style:font-weight-complex="bold"/>
    </style:style>
    <style:style style:name="P5" style:family="paragraph" style:parent-style-name="Standard">
      <style:paragraph-properties fo:orphans="0" fo:widows="0" style:text-autospace="none"/>
      <style:text-properties fo:font-size="11pt" officeooo:paragraph-rsid="00129701" style:font-size-asian="11pt" style:font-size-complex="11pt" style:font-weight-complex="bold"/>
    </style:style>
    <style:style style:name="P6" style:family="paragraph" style:parent-style-name="Standard">
      <style:paragraph-properties fo:margin-top="0.494cm" fo:margin-bottom="0.494cm" loext:contextual-spacing="false"/>
      <style:text-properties fo:color="#000000" style:font-name="Times New Roman" fo:font-size="11pt" fo:font-weight="normal" officeooo:rsid="0010e7ea" officeooo:paragraph-rsid="0010e7ea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margin-top="0.494cm" fo:margin-bottom="0.494cm" loext:contextual-spacing="false"/>
      <style:text-properties fo:color="#000000" style:font-name="Times New Roman" fo:font-size="11pt" fo:font-weight="normal" officeooo:rsid="0010e7ea" officeooo:paragraph-rsid="00130d19" style:font-size-asian="11pt" style:font-weight-asian="normal" style:font-name-complex="Arial" style:font-size-complex="11pt" style:font-weight-complex="normal"/>
    </style:style>
    <style:style style:name="P8" style:family="paragraph" style:parent-style-name="Text_20_body">
      <style:text-properties style:font-name="Times New Roman" fo:font-size="11pt" fo:font-weight="normal" officeooo:rsid="0010e7ea" officeooo:paragraph-rsid="0010e7e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.494cm" fo:margin-bottom="0.494cm" loext:contextual-spacing="false"/>
      <style:text-properties fo:color="#000000" style:font-name="Times New Roman" fo:font-size="11pt" fo:font-weight="normal" officeooo:rsid="0010e7ea" officeooo:paragraph-rsid="0010e7ea" style:font-size-asian="11pt" style:font-weight-asian="normal" style:font-name-complex="Arial" style:font-size-complex="11pt" style:font-weight-complex="normal"/>
    </style:style>
    <style:style style:name="P10" style:family="paragraph" style:parent-style-name="Heading_20_1">
      <style:text-properties style:font-name="Times New Roman" fo:font-size="12pt" fo:font-weight="normal" officeooo:rsid="00129701" officeooo:paragraph-rsid="00129701" style:font-size-asian="10.5pt" style:font-weight-asian="normal" style:font-size-complex="12pt" style:font-weight-complex="normal"/>
    </style:style>
    <style:style style:name="P11" style:family="paragraph" style:parent-style-name="Heading_20_1">
      <style:text-properties style:font-name="Times New Roman" fo:font-size="11pt" fo:font-weight="normal" officeooo:rsid="0010e7ea" officeooo:paragraph-rsid="00129701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name-complex="Arial" style:font-weight-complex="normal"/>
    </style:style>
    <style:style style:name="T2" style:family="text">
      <style:text-properties fo:font-weight="normal" style:font-weight-asian="normal" style:font-name-complex="Arial" style:font-weight-complex="bold"/>
    </style:style>
    <style:style style:name="T3" style:family="text">
      <style:text-properties officeooo:rsid="00129701"/>
    </style:style>
    <style:style style:name="T4" style:family="text">
      <style:text-properties officeooo:rsid="00130d19"/>
    </style:style>
    <style:style style:name="T5" style:family="text">
      <style:text-properties officeooo:rsid="0013b324"/>
    </style:style>
    <style:style style:name="T6" style:family="text">
      <style:text-properties style:font-name="Times New Roman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ctividades para clase sobre interés simple, compuesto y anualidades da mortización.</text:h>
      <text:h text:style-name="P11" text:outline-level="1"><text:span text:style-name="T3">1.</text:span> Calcula el interés total que generó un capital de 3.600,00 € colocados al 5 % <text:s/>de interés simple anual durante <text:s/>años.</text:h>
      <text:p text:style-name="P8"/>
      <text:p text:style-name="P8">2. Calcula el montante de un capital inicial de 2.000,00 € que se invierte al 6% de interés simple anual durante 4 años.</text:p>
      <text:p text:style-name="P6">3. ¿Cuál será el interés simple producido por 4.000,00 € prestadas <text:s/>durante un año al 5 % de interés? Nota: fórmula en días (año natural).</text:p>
      <text:p text:style-name="P7"><text:span text:style-name="T4">4</text:span>. <text:s/>Calcular el interés de un capital de 5.000.000 € invertidos durante un año y medio al 16%, aplicando capitalización simple y capitalización compuesta.</text:p>
      <text:p text:style-name="P6"><text:span text:style-name="T4">5</text:span>. <text:s/>Descubierto bancario. El banco nos carga en c/c. el seguro del coche. El saldo no es suficiente y la cuenta se queda en números rojos por 540,00 €. A los 14 días ingresamos podemos ingresar ese dinero pero el banco nos cobra por el descubierto el 18%. ¿Cuánto nos carga en cuenta por intereses?</text:p>
      <text:p text:style-name="P2"><text:span text:style-name="T1">6. <text:s/>A un empresa le han concedido un préstamo de 90.000,00 € a un interés anual del 4% y a <text:s text:c="36"/>devolver en 5 años. El pago se realiza mediante el tipo de amortización francesa o de anualidades <text:s text:c="21"/>constantes (capital más intereses). Calcula las cuotas y el cuadro de amortización</text:span><text:span text:style-name="T2">.</text:span></text:p>
      <text:p text:style-name="P3">7. Se compra una furgoneta (Dacia, claro) por 11.703,37 €. Se entregan 2.000, 00 € en efectivo y <text:s text:c="35"/>el resto se financia mediante un préstamo a 6 años al 8,7022 %, con cuotas mensuales, pero a la <text:s text:c="34"/>firma del mismo se descubre que la entidad financiera también <text:s/>carga en el importe del préstamo <text:s text:c="34"/>884,12 € por distintos gastos y comisiones. Calcula la cuota mensual a pagar.</text:p>
      <text:p text:style-name="P5"><text:span text:style-name="T5">8. </text:span><text:s text:c="2"/>Imaginemos que Juan y Luis abren una cuenta de crédito por un mes; por ejemplo enero, que tiene 31 días. El importe solicitado son 600 €. El tipo de interés es el 7 % para las cantidades dispuestas; el 1 % para las no dispuestas.</text:p>
      <text:p text:style-name="P5">El movimiento de la cuenta fue el siguiente:</text:p>
      <text:p text:style-name="P5">Salida: 300 € <text:s/>el 2 de enero.</text:p>
      <text:p text:style-name="P5">Entrada: 300 € el 7 de enero.</text:p>
      <text:p text:style-name="P5">Salida: 200 € el 15 de enero.</text:p>
      <text:p text:style-name="P5">Entrada: 200 € el 25 de enero. </text:p>
      <text:p text:style-name="P5">Salida: 600 <text:s/>€ el 28 de enero.</text:p>
      <text:p text:style-name="P5">Entrada: 600 € el 31 de enero.</text:p>
      <text:p text:style-name="P4">¿Sabrías calcular cuántos intereses tendrán que pagar Juan y Luis en total?<text:span text:style-name="T5">ç</text:span></text:p>
      <text:p text:style-name="P1"><text:span text:style-name="T6">9. Descuento comercial. El banco nos descuenta una letra de cambio de 9.000,00 € a cobrar <text:s text:c="62"/>dentro de 90 días. Nos cobra un 8,5% de interés, una comisión de 2,5 </text:span><text:span text:style-name="st"><text:span text:style-name="T6">‰ y 25 € por gastos. <text:s text:c="54"/>¿Cuánto nos abonará en c/c.?</text:span>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Fuente_20_de_20_párrafo_20_predeter.1" style:display-name="Fuente de párrafo predeter.1" style:family="text"/>
    <style:style style:name="st" style:family="text" style:parent-style-name="Fuente_20_de_20_párrafo_20_predeter.1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4.0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creation-date>2021-02-01T12:10:00.801000000</meta:creation-date>
    <dc:language>de-DE</dc:language>
    <meta:editing-cycles>3</meta:editing-cycles>
    <meta:editing-duration>PT14M59S</meta:editing-duration>
    <dc:title>En blanco</dc:title>
    <dc:date>2021-02-01T12:41:10.682000000</dc:date>
    <meta:document-statistic meta:table-count="0" meta:image-count="0" meta:object-count="0" meta:page-count="1" meta:paragraph-count="18" meta:word-count="424" meta:character-count="2569" meta:non-whitespace-character-count="1874"/>
    <meta:user-defined meta:name="Info 1"/>
    <meta:user-defined meta:name="Info 2"/>
    <meta:user-defined meta:name="Info 3"/>
    <meta:user-defined meta:name="Info 4"/>
    <meta:template xlink:type="simple" xlink:actuate="onRequest" xlink:title="En blanco" xlink:href="../Actividades%20para%20clase%20sobre%20interés%20simple,%20compuesto%20y%20anualidades%20de%20amortización..odt" meta:date="2021-02-01T12:10:01.755000000"/>
  </office:meta>
</office:document-meta>
</file>